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39e7" officeooo:paragraph-rsid="000c39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cios de páginas web</text:p>
      <text:p text:style-name="P1"><text:s/><text:a xlink:type="simple" xlink:href="http://www.ideaweb.es/nuestros-precios/">http://www.ideaweb.es/nuestros-precios/</text:a></text:p>
      <text:p text:style-name="P1"><text:a xlink:type="simple" xlink:href="http://www.ideaweb.es/cosas-que-hacemos/diseno-de-banners-ideaweb/">http://www.ideaweb.es/cosas-que-hacemos/diseno-de-banners-ideaweb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9T21:50:05.234000000</meta:creation-date>
    <dc:date>2015-01-10T01:00:30.849000000</dc:date>
    <meta:editing-duration>PT2H55M13S</meta:editing-duration>
    <meta:editing-cycles>1</meta:editing-cycles>
    <meta:document-statistic meta:table-count="0" meta:image-count="0" meta:object-count="0" meta:page-count="1" meta:paragraph-count="3" meta:word-count="6" meta:character-count="128" meta:non-whitespace-character-count="124"/>
    <meta:generator>LibreOffice/4.1.2.3$Windows_x86 LibreOffice_project/40b2d7fde7e8d2d7bc5a449dc65df4d08a7dd38</meta:generator>
  </office:meta>
</office:document-meta>
</file>